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4D41B7F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0.594cm" fo:min-width="37.87cm" draw:shadow-offset-x="0.203cm" draw:shadow-offset-y="0.203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119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37cm" svg:height="20.844cm" svg:x="-0.413cm" svg:y="-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58cm" svg:height="4.801cm" svg:x="31.658cm" svg:y="2.2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86cm" svg:y="2.2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11cm" svg:y="4.9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05cm" svg:y="9.9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35cm" svg:x="10.969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11cm" svg:y="14.6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74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12cm" svg:y="3.0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5cm" svg:height="3.819cm" svg:x="16.39cm" svg:y="9.3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04cm" svg:x="5.852cm" svg:y="12.716cm">
          <text:list text:style-name="L3">
            <text:list-header>
              <text:p text:style-name="P4"><text:span text:style-name="T1">1. </text:span><text:span text:style-name="T3">POST</text:span><text:span text:style-name="T1">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379cm" svg:height="0.854cm" svg:x="26.873cm" svg:y="13.934cm">
          <text:list text:style-name="L3">
            <text:list-header>
              <text:p text:style-name="P4"><text:span text:style-name="T1">7. </text:span><text:span text:style-name="T3">GET</text:span><text:span text:style-name="T1">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35cm" svg:x="21.185cm" svg:y="9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11cm" svg:y="11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46cm" svg:y="14.6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13cm" svg:y1="14.844cm" svg:x2="22.946cm" svg:y2="15.153cm" draw:start-shape="id1" draw:start-glue-point="9" draw:end-shape="id2" draw:end-glue-point="5" svg:d="M14513 14844l8433 309" svg:viewBox="0 0 8434 310">
          <text:p/>
        </draw:connector>
        <draw:connector draw:style-name="gr19" draw:text-style-name="P18" draw:layer="layout" draw:type="line" svg:x1="24.648cm" svg:y1="14.996cm" svg:x2="31.817cm" svg:y2="15.144cm" draw:start-shape="id2" draw:start-glue-point="1" draw:end-shape="id3" draw:end-glue-point="7" svg:d="M24648 14996l7169 148" svg:viewBox="0 0 7170 149">
          <text:p/>
        </draw:connector>
        <draw:connector draw:style-name="gr20" draw:text-style-name="P18" draw:layer="layout" draw:type="line" svg:x1="21.312cm" svg:y1="13.057cm" svg:x2="14.513cm" svg:y2="14.844cm" draw:start-shape="id4" draw:start-glue-point="3" draw:end-shape="id1" draw:end-glue-point="9" svg:d="M21312 13057l-6799 1787" svg:viewBox="0 0 6800 1788">
          <text:p/>
        </draw:connector>
        <draw:custom-shape draw:style-name="gr21" draw:text-style-name="P19" draw:layer="layout" svg:width="9.436cm" svg:height="1.334cm" svg:x="13.816cm" svg:y="6.8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585cm" svg:y="7.0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072cm" svg:y="3.0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453cm" svg:y="3.3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01cm" svg:y="18.1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17cm" svg:y1="14.845cm" svg:x2="24.648cm" svg:y2="14.996cm" draw:start-shape="id3" draw:start-glue-point="6" draw:end-shape="id2" draw:end-glue-point="1" svg:d="M31817 14845l-7169 151" svg:viewBox="0 0 7170 152">
          <text:p/>
        </draw:connector>
        <draw:custom-shape draw:style-name="gr27" draw:text-style-name="P22" xml:id="id4" draw:id="id4" draw:layer="layout" svg:width="1.702cm" svg:height="0.61cm" svg:x="21.312cm" svg:y="12.7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701cm" svg:y="18.0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716cm" svg:y="17.4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717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72cm" svg:y="5.5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68cm" svg:y1="14.687cm" svg:x2="1.568cm" svg:y2="6.145cm" draw:start-shape="id5" draw:start-glue-point="0" draw:end-shape="id6" draw:end-glue-point="2" svg:d="M1568 14687v-8542" svg:viewBox="0 0 1 8543">
          <text:p/>
        </draw:connector>
        <draw:custom-shape draw:style-name="gr33" draw:text-style-name="P22" xml:id="id8" draw:id="id8" draw:layer="layout" svg:width="1.702cm" svg:height="0.61cm" svg:x="24.597cm" svg:y="12.7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65cm" svg:y="16.7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65cm" svg:y="17.7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64cm" svg:y="16.7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64cm" svg:y="17.6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757cm" svg:y="8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369cm" svg:y="8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701cm" svg:y="18.7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722cm" svg:y1="14.843cm" svg:x2="12.811cm" svg:y2="14.996cm" draw:start-shape="id7" draw:start-glue-point="11" draw:end-shape="id1" draw:end-glue-point="3" svg:d="M5722 14843l7089 153" svg:viewBox="0 0 7090 154">
          <text:p/>
        </draw:connector>
        <draw:connector draw:style-name="gr42" draw:text-style-name="P21" draw:layer="layout" draw:type="line" svg:x1="12.811cm" svg:y1="14.996cm" svg:x2="5.722cm" svg:y2="15.132cm" draw:start-shape="id1" draw:start-glue-point="3" draw:end-shape="id7" draw:end-glue-point="10" svg:d="M12811 14996l-7089 136" svg:viewBox="0 0 7090 137">
          <text:p/>
        </draw:connector>
        <draw:custom-shape draw:style-name="gr43" draw:text-style-name="P14" draw:layer="layout" svg:width="4.953cm" svg:height="1.48cm" svg:x="11.114cm" svg:y="10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39cm" svg:y="10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451cm" svg:y="11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597cm" svg:y1="13.065cm" svg:x2="24.162cm" svg:y2="13.053cm" draw:start-shape="id8" draw:start-glue-point="3" draw:end-shape="id9" draw:end-glue-point="1" svg:d="M24597 13065l-435-12" svg:viewBox="0 0 436 13">
          <text:p/>
        </draw:connector>
        <draw:connector draw:style-name="gr46" draw:text-style-name="P21" draw:layer="layout" draw:type="line" svg:x1="23.451cm" svg:y1="13.053cm" svg:x2="23.014cm" svg:y2="13.057cm" draw:start-shape="id9" draw:start-glue-point="3" draw:end-shape="id4" draw:end-glue-point="1" svg:d="M23451 13053l-437 4" svg:viewBox="0 0 438 5">
          <text:p/>
        </draw:connector>
        <draw:custom-shape draw:style-name="gr47" draw:text-style-name="P30" xml:id="id10" draw:id="id10" draw:layer="layout" svg:width="0.711cm" svg:height="2.184cm" svg:x="2.826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419cm" svg:y1="5.84cm" svg:x2="2.826cm" svg:y2="5.838cm" draw:start-shape="id6" draw:start-glue-point="1" draw:end-shape="id10" draw:end-glue-point="3" svg:d="M2419 5840l407-2" svg:viewBox="0 0 408 3">
          <text:p/>
        </draw:connector>
        <draw:connector draw:style-name="gr46" draw:text-style-name="P21" draw:layer="layout" draw:type="line" svg:x1="3.537cm" svg:y1="5.838cm" svg:x2="3.972cm" svg:y2="5.826cm" draw:start-shape="id10" draw:start-glue-point="1" draw:end-shape="id11" draw:end-glue-point="3" svg:d="M3537 5838l435-12" svg:viewBox="0 0 436 13">
          <text:p/>
        </draw:connector>
        <draw:custom-shape draw:style-name="gr48" draw:text-style-name="P23" xml:id="id12" draw:id="id12" draw:layer="layout" svg:width="1.702cm" svg:height="0.61cm" svg:x="31.795cm" svg:y="5.5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061cm" svg:y="5.5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04cm" svg:y="4.7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497cm" svg:y1="5.84cm" svg:x2="33.904cm" svg:y2="5.838cm" draw:start-shape="id12" draw:start-glue-point="1" draw:end-shape="id13" draw:end-glue-point="3" svg:d="M33497 5840l407-2" svg:viewBox="0 0 408 3">
          <text:p/>
        </draw:connector>
        <draw:connector draw:style-name="gr46" draw:text-style-name="P21" draw:layer="layout" draw:type="line" svg:x1="34.615cm" svg:y1="5.838cm" svg:x2="35.061cm" svg:y2="5.826cm" draw:start-shape="id13" draw:start-glue-point="1" draw:end-shape="id14" draw:end-glue-point="3" svg:d="M34615 5838l446-12" svg:viewBox="0 0 447 13">
          <text:p/>
        </draw:connector>
        <draw:connector draw:style-name="gr42" draw:text-style-name="P21" draw:layer="layout" draw:type="line" svg:x1="5.674cm" svg:y1="5.826cm" svg:x2="31.795cm" svg:y2="5.84cm" draw:start-shape="id11" draw:start-glue-point="1" draw:end-shape="id12" draw:end-glue-point="3" svg:d="M5674 5826l26121 14" svg:viewBox="0 0 26122 15">
          <text:p/>
        </draw:connector>
        <draw:custom-shape draw:style-name="gr51" draw:text-style-name="P31" xml:id="id5" draw:id="id5" draw:layer="layout" svg:width="1.702cm" svg:height="0.61cm" svg:x="0.7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02cm" svg:height="0.61cm" svg:x="4.023cm" svg:y="14.6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12cm" svg:y1="6.131cm" svg:x2="26.299cm" svg:y2="13.065cm" draw:start-shape="id14" draw:start-glue-point="2" draw:end-shape="id8" draw:end-glue-point="1" svg:d="M35912 6131v6934h-9613" svg:viewBox="0 0 9614 6935">
          <text:p/>
        </draw:connector>
        <draw:custom-shape draw:style-name="gr53" draw:text-style-name="P31" xml:id="id3" draw:id="id3" draw:layer="layout" svg:width="1.702cm" svg:height="0.61cm" svg:x="31.8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716cm" svg:y="16.7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601cm" svg:y="18.099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616cm" svg:y="17.43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026cm" svg:height="0.854cm" svg:x="10.601cm" svg:y="18.749cm">
          <text:list text:style-name="L3">
            <text:list-item>
              <text:p text:style-name="P9"><text:span text:style-name="T2">x – mailbox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10.616cm" svg:y="16.731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817cm" svg:y="16.7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7.868cm" svg:height="0.854cm" svg:x="28.801cm" svg:y="18.799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8.143cm" svg:height="0.854cm" svg:x="28.816cm" svg:y="17.4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94D41B7F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6T04:32:23.601114262</dc:date>
    <dc:creator>Igor Zboran</dc:creator>
    <meta:editing-duration>P2DT1H15M54S</meta:editing-duration>
    <meta:editing-cycles>398</meta:editing-cycles>
    <meta:generator>LibreOffice/24.2.4.2$Linux_X86_64 LibreOffice_project/d29029bfb700ea4a272da1366c5f5e7c14e351b5</meta:generator>
    <meta:document-statistic meta:object-count="69"/>
  </office:meta>
</office:document-meta>
</file>